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65d6" officeooo:paragraph-rsid="001f65d6"/>
    </style:style>
    <style:style style:name="P2" style:family="paragraph" style:parent-style-name="Standard">
      <style:text-properties officeooo:rsid="001f65d6" officeooo:paragraph-rsid="0026e396"/>
    </style:style>
    <style:style style:name="P3" style:family="paragraph" style:parent-style-name="Standard">
      <style:text-properties officeooo:rsid="001f65d6" officeooo:paragraph-rsid="0029ffeb"/>
    </style:style>
    <style:style style:name="P4" style:family="paragraph" style:parent-style-name="Standard">
      <style:text-properties officeooo:rsid="001f65d6" officeooo:paragraph-rsid="003326b6"/>
    </style:style>
    <style:style style:name="P5" style:family="paragraph" style:parent-style-name="Standard">
      <style:text-properties officeooo:rsid="001f65d6" officeooo:paragraph-rsid="003708bf"/>
    </style:style>
    <style:style style:name="P6" style:family="paragraph" style:parent-style-name="Standard">
      <style:text-properties officeooo:rsid="001f65d6" officeooo:paragraph-rsid="0038756f"/>
    </style:style>
    <style:style style:name="P7" style:family="paragraph" style:parent-style-name="Standard">
      <style:text-properties officeooo:rsid="001fa5ed" officeooo:paragraph-rsid="001fa5ed"/>
    </style:style>
    <style:style style:name="P8" style:family="paragraph" style:parent-style-name="Standard">
      <style:text-properties officeooo:rsid="001fa5ed" officeooo:paragraph-rsid="0029ffeb"/>
    </style:style>
    <style:style style:name="P9" style:family="paragraph" style:parent-style-name="Standard">
      <style:text-properties officeooo:rsid="001fa5ed" officeooo:paragraph-rsid="00313cdb"/>
    </style:style>
    <style:style style:name="P10" style:family="paragraph" style:parent-style-name="Standard">
      <style:text-properties officeooo:paragraph-rsid="001f65d6"/>
    </style:style>
    <style:style style:name="P11" style:family="paragraph" style:parent-style-name="Standard">
      <style:text-properties fo:font-variant="normal" fo:text-transform="none" style:use-window-font-color="true" style:font-name="SFMono-Regular" fo:font-size="10.6000003814697pt" fo:letter-spacing="normal" fo:font-style="normal" fo:font-weight="normal" officeooo:rsid="002ae85e" officeooo:paragraph-rsid="002ae85e"/>
    </style:style>
    <style:style style:name="P12" style:family="paragraph" style:parent-style-name="Standard">
      <style:text-properties officeooo:rsid="00313cdb" officeooo:paragraph-rsid="00313cdb"/>
    </style:style>
    <style:style style:name="P13" style:family="paragraph" style:parent-style-name="Standard">
      <style:text-properties officeooo:paragraph-rsid="001fa5ed"/>
    </style:style>
    <style:style style:name="P14" style:family="paragraph" style:parent-style-name="Standard">
      <style:text-properties officeooo:paragraph-rsid="0037c551"/>
    </style:style>
    <style:style style:name="T1" style:family="text">
      <style:text-properties officeooo:rsid="001f65d6"/>
    </style:style>
    <style:style style:name="T2" style:family="text">
      <style:text-properties officeooo:rsid="0021490b"/>
    </style:style>
    <style:style style:name="T3" style:family="text">
      <style:text-properties officeooo:rsid="0021b823"/>
    </style:style>
    <style:style style:name="T4" style:family="text">
      <style:text-properties officeooo:rsid="002817a8"/>
    </style:style>
    <style:style style:name="T5" style:family="text">
      <style:text-properties officeooo:rsid="0029ffeb"/>
    </style:style>
    <style:style style:name="T6" style:family="text">
      <style:text-properties officeooo:rsid="002bd12b"/>
    </style:style>
    <style:style style:name="T7" style:family="text">
      <style:text-properties officeooo:rsid="00313cdb"/>
    </style:style>
    <style:style style:name="T8" style:family="text">
      <style:text-properties officeooo:rsid="003402f3"/>
    </style:style>
    <style:style style:name="T9" style:family="text">
      <style:text-properties officeooo:rsid="003708bf"/>
    </style:style>
    <style:style style:name="T10" style:family="text">
      <style:text-properties officeooo:rsid="001fa5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tilesetCopyright</text:p>
      <text:p text:style-name="P10"/>
      <text:p text:style-name="P10"><text:span text:style-name="T1">AceSet-Hospital – CC-BY milkian deviantart.com/milkian</text:span></text:p>
      <text:p text:style-name="P3">badezimmer –<text:span text:style-name="T2"> CC-BY PandaMaru <text:s/>pandamaru.de</text:span></text:p>
      <text:p text:style-name="P1">badgeWallMinkWide</text:p>
      <text:p text:style-name="P1">Bar – meins CC-0</text:p>
      <text:p text:style-name="P1">Bäume – Sven (nicht benutzt)</text:p>
      <text:p text:style-name="P1">bildschirme – meins CC-0</text:p>
      <text:p text:style-name="P1">buehne – meins CC-0</text:p>
      <text:p text:style-name="P1">c3 – </text:p>
      <text:p text:style-name="P10"><text:span text:style-name="T1">cafeteria – CC-BY Innersloth</text:span></text:p>
      <text:p text:style-name="P1">campfire</text:p>
      <text:p text:style-name="P5">cert - <text:span text:style-name="T9">CC-BY-SA cert.ccc.de</text:span></text:p>
      <text:p text:style-name="P1">china gadgets</text:p>
      <text:p text:style-name="P1">cija – <text:span text:style-name="T9">CC-</text:span>0</text:p>
      <text:p text:style-name="P1">cyber – nicht benutzt</text:p>
      <text:p text:style-name="P1">dasgehtnicht – ? Aus telegrmm</text:p>
      <text:p text:style-name="P1">dk-garden – nicht benutzt</text:p>
      <text:p text:style-name="P1">dont panik – reini &amp; nicolas</text:p>
      <text:p text:style-name="P10"><text:span text:style-name="T1">doors – CC-BY workadventu.re</text:span></text:p>
      <text:p text:style-name="P1">dungeon - </text:p>
      <text:p text:style-name="P1">Else4 – <text:span text:style-name="T9">nicht benutzt (abgeändert auf anderer png)</text:span></text:p>
      <text:p text:style-name="P1">fahrrad – meins CC-0</text:p>
      <text:p text:style-name="P1">floort<text:span text:style-name="T3">i</text:span>leset – <text:span text:style-name="T6">CC-BY workadventu.re</text:span></text:p>
      <text:p text:style-name="P1">fluctrutsche – meins CC-0</text:p>
      <text:p text:style-name="P1">fluchtweg – meins CC-0</text:p>
      <text:p text:style-name="P14"><text:span text:style-name="T1">food and drinks – CC-BY-SA cert.ccc.de</text:span></text:p>
      <text:p text:style-name="P6">furniture – <text:span text:style-name="T9">CC-BY-SA cert.ccc.de</text:span></text:p>
      <text:p text:style-name="P4">furniture2 – <text:span text:style-name="T7">CC-BY Celianna pixanna.nl</text:span></text:p>
      <text:p text:style-name="P1">furniture3 – <text:span text:style-name="T8">CC-BY painhurt deviantart.com/painhurt</text:span></text:p>
      <text:p text:style-name="P1">furniture4</text:p>
      <text:p text:style-name="P1">furniture5</text:p>
      <text:p text:style-name="P1">hiundhoe – meins CC-0 (icht benutzt)</text:p>
      <text:p text:style-name="P1">kamin mit feuer</text:p>
      <text:p text:style-name="P1">kellertreppen</text:p>
      <text:p text:style-name="P1">lakierung – pixxta CC-0</text:p>
      <text:p text:style-name="P1">laserklasse vmb – minkorrekt (s nict benutzt)</text:p>
      <text:p text:style-name="P1">leinwand</text:p>
      <text:p text:style-name="P1">leipzig - (…) ccc</text:p>
      <text:p text:style-name="P2">mapUtilities – <text:span text:style-name="T5">CC-BY workadventu.re</text:span></text:p>
      <text:p text:style-name="P1">minideke - (..) ccc</text:p>
      <text:p text:style-name="P1">minkorrekt – mikorrekt</text:p>
      <text:p text:style-name="P1">misc - (…) ccc</text:p>
      <text:p text:style-name="P1">pacman – <text:span text:style-name="T9">CC-</text:span>0</text:p>
      <text:p text:style-name="P1">pipobase – <text:bookmark-start text:name="__DdeLink__192_333741698"/><text:span text:style-name="T4">CC-BY pipoya.itch.io</text:span><text:bookmark-end text:name="__DdeLink__192_333741698"/></text:p>
      <text:p text:style-name="P1">r2r – divoc muesste auch cc0 sein</text:p>
      <text:p text:style-name="P1">rabe – <text:span text:style-name="T5">CC-BY </text:span>scihub</text:p>
      <text:p text:style-name="P10"><text:span text:style-name="T1">rc3 mullana – CC-0 Mullana</text:span></text:p>
      <text:p text:style-name="P7">saerge - </text:p>
      <text:p text:style-name="P7">schrank – selbstzusammen geklaut</text:p>
      <text:p text:style-name="P7">science – minkorrekt (so nicht benutzt)</text:p>
      <text:p text:style-name="P7">seze banner – <text:span text:style-name="T5">CC-0 </text:span>seze </text:p>
      <text:p text:style-name="P7"><text:soft-page-break/>storage – ccc</text:p>
      <text:p text:style-name="P8">straße - <text:span text:style-name="T5">CC-BY PandaMaru <text:s/>pandamaru.de</text:span></text:p>
      <text:p text:style-name="P7">tafel – irgendwohergeklaut und geändert</text:p>
      <text:p text:style-name="P8">telescope - <text:span text:style-name="T5">CC-BY Innersloth</text:span></text:p>
      <text:p text:style-name="P7">testing – ccc </text:p>
      <text:p text:style-name="P8">tiles – <text:span text:style-name="T5">CC-BY Dust Collector <text:s/>gdu.one</text:span></text:p>
      <text:p text:style-name="P8">tileset - <text:span text:style-name="T5">CC-BY milkian deviantart.com/milkian</text:span></text:p>
      <text:p text:style-name="P7">watertower – zusammengeklaut</text:p>
      <text:p text:style-name="P7">wegweiser – <text:span text:style-name="T9">CC-</text:span>0 meins</text:p>
      <text:p text:style-name="P12">werkstatt – CC-BY Celianna pixanna.nl</text:p>
      <text:p text:style-name="P9">zug - </text:p>
      <text:p text:style-name="P13"><text:span text:style-name="T10">zug lackierungen – CC-0 (rc3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5T12:26:11.547391742</meta:creation-date>
    <dc:date>2021-12-26T08:03:28.905000000</dc:date>
    <meta:editing-duration>PT3H40M4S</meta:editing-duration>
    <meta:editing-cycles>19</meta:editing-cycles>
    <meta:generator>LibreOffice/4.3.4.1$Windows_x86 LibreOffice_project/bc356b2f991740509f321d70e4512a6a54c5f243</meta:generator>
    <meta:document-statistic meta:table-count="0" meta:image-count="0" meta:object-count="0" meta:page-count="2" meta:paragraph-count="63" meta:word-count="203" meta:character-count="1590" meta:non-whitespace-character-count="1397"/>
  </office:meta>
</office:document-meta>
</file>